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0.368cm" style:rel-column-width="39968*"/>
    </style:style>
    <style:style style:name="Таблица1.B" style:family="table-column">
      <style:table-column-properties style:column-width="3.152cm" style:rel-column-width="12150*"/>
    </style:style>
    <style:style style:name="Таблица1.C" style:family="table-column">
      <style:table-column-properties style:column-width="3.48cm" style:rel-column-width="1341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993cm" table:align="left"/>
    </style:style>
    <style:style style:name="Таблица2.A" style:family="table-column">
      <style:table-column-properties style:column-width="2.316cm"/>
    </style:style>
    <style:style style:name="Таблица2.B" style:family="table-column">
      <style:table-column-properties style:column-width="4.44cm"/>
    </style:style>
    <style:style style:name="Таблица2.C" style:family="table-column">
      <style:table-column-properties style:column-width="10.238cm"/>
    </style:style>
    <style:style style:name="Таблица2.1" style:family="table-row">
      <style:table-row-properties style:min-row-height="0.54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paragraph-rsid="001ad8a7"/>
    </style:style>
    <style:style style:name="P2" style:family="paragraph" style:parent-style-name="Table_20_Contents">
      <style:paragraph-properties fo:text-align="center" style:justify-single-word="false"/>
      <style:text-properties officeooo:rsid="001ad8a7" officeooo:paragraph-rsid="001ad8a7"/>
    </style:style>
    <style:style style:name="P3" style:family="paragraph" style:parent-style-name="Table_20_Contents">
      <style:paragraph-properties fo:text-align="center" style:justify-single-word="false"/>
      <style:text-properties officeooo:rsid="001b1f1a" officeooo:paragraph-rsid="001b1f1a"/>
    </style:style>
    <style:style style:name="P4" style:family="paragraph" style:parent-style-name="Table_20_Contents">
      <style:text-properties fo:font-size="9pt" style:font-size-asian="9pt" style:font-size-complex="9pt"/>
    </style:style>
    <style:style style:name="P5" style:family="paragraph" style:parent-style-name="Table_20_Contents">
      <style:text-properties fo:font-size="9pt" officeooo:paragraph-rsid="0020d0ec" style:font-size-asian="9pt" style:font-size-complex="9pt"/>
    </style:style>
    <style:style style:name="P6" style:family="paragraph" style:parent-style-name="Table_20_Contents">
      <style:text-properties fo:font-size="9pt" officeooo:paragraph-rsid="00242eef" style:font-size-asian="9pt" style:font-size-complex="9pt"/>
    </style:style>
    <style:style style:name="P7" style:family="paragraph" style:parent-style-name="Table_20_Contents">
      <style:text-properties fo:font-size="9pt" officeooo:paragraph-rsid="0027bb07" style:font-size-asian="9pt" style:font-size-complex="9pt"/>
    </style:style>
    <style:style style:name="P8" style:family="paragraph" style:parent-style-name="Table_20_Contents">
      <style:text-properties fo:font-size="9pt" officeooo:paragraph-rsid="002e3231" style:font-size-asian="9pt" style:font-size-complex="9pt"/>
    </style:style>
    <style:style style:name="P9" style:family="paragraph" style:parent-style-name="Table_20_Contents">
      <style:text-properties fo:font-size="9pt" officeooo:paragraph-rsid="0030463e" style:font-size-asian="9pt" style:font-size-complex="9pt"/>
    </style:style>
    <style:style style:name="P10" style:family="paragraph" style:parent-style-name="Table_20_Contents">
      <style:text-properties fo:font-size="9pt" officeooo:paragraph-rsid="00317c0b" style:font-size-asian="9pt" style:font-size-complex="9pt"/>
    </style:style>
    <style:style style:name="P11" style:family="paragraph" style:parent-style-name="Table_20_Contents">
      <style:text-properties fo:font-size="9pt" officeooo:paragraph-rsid="0034077c" style:font-size-asian="9pt" style:font-size-complex="9pt"/>
    </style:style>
    <style:style style:name="P12" style:family="paragraph" style:parent-style-name="Table_20_Contents">
      <style:text-properties fo:font-size="9pt" officeooo:paragraph-rsid="003598d6" style:font-size-asian="9pt" style:font-size-complex="9pt"/>
    </style:style>
    <style:style style:name="P13" style:family="paragraph" style:parent-style-name="Table_20_Contents">
      <style:text-properties fo:font-size="9pt" officeooo:paragraph-rsid="003a75a8" style:font-size-asian="9pt" style:font-size-complex="9pt"/>
    </style:style>
    <style:style style:name="P14" style:family="paragraph" style:parent-style-name="Table_20_Contents">
      <style:text-properties fo:font-size="9pt" officeooo:paragraph-rsid="003dbb6b" style:font-size-asian="9pt" style:font-size-complex="9pt"/>
    </style:style>
    <style:style style:name="P15" style:family="paragraph" style:parent-style-name="Table_20_Contents">
      <style:text-properties fo:font-size="9pt" officeooo:paragraph-rsid="00403b14" style:font-size-asian="9pt" style:font-size-complex="9pt"/>
    </style:style>
    <style:style style:name="P16" style:family="paragraph" style:parent-style-name="Table_20_Contents">
      <style:text-properties fo:font-size="9pt" officeooo:paragraph-rsid="0043c1b1" style:font-size-asian="9pt" style:font-size-complex="9pt"/>
    </style:style>
    <style:style style:name="P17" style:family="paragraph" style:parent-style-name="Table_20_Contents">
      <style:text-properties fo:font-size="9pt" officeooo:rsid="0020d0ec" officeooo:paragraph-rsid="0020d0ec" style:font-size-asian="9pt" style:font-size-complex="9pt"/>
    </style:style>
    <style:style style:name="P18" style:family="paragraph" style:parent-style-name="Table_20_Contents">
      <style:text-properties fo:font-size="9pt" officeooo:rsid="0021666f" officeooo:paragraph-rsid="0021666f" style:font-size-asian="9pt" style:font-size-complex="9pt"/>
    </style:style>
    <style:style style:name="P19" style:family="paragraph" style:parent-style-name="Table_20_Contents">
      <style:text-properties fo:font-size="9pt" officeooo:rsid="00221c3b" officeooo:paragraph-rsid="00221c3b" style:font-size-asian="9pt" style:font-size-complex="9pt"/>
    </style:style>
    <style:style style:name="P20" style:family="paragraph" style:parent-style-name="Table_20_Contents">
      <style:text-properties fo:font-size="9pt" officeooo:rsid="0022dfc7" officeooo:paragraph-rsid="0022dfc7" style:font-size-asian="9pt" style:font-size-complex="9pt"/>
    </style:style>
    <style:style style:name="P21" style:family="paragraph" style:parent-style-name="Table_20_Contents">
      <style:text-properties fo:font-size="9pt" officeooo:rsid="00242eef" officeooo:paragraph-rsid="00242eef" style:font-size-asian="9pt" style:font-size-complex="9pt"/>
    </style:style>
    <style:style style:name="P22" style:family="paragraph" style:parent-style-name="Table_20_Contents">
      <style:text-properties fo:font-size="9pt" officeooo:rsid="002ad85e" officeooo:paragraph-rsid="002ad85e" style:font-size-asian="9pt" style:font-size-complex="9pt"/>
    </style:style>
    <style:style style:name="P23" style:family="paragraph" style:parent-style-name="Table_20_Contents">
      <style:text-properties fo:font-size="9pt" officeooo:rsid="002ce7c4" officeooo:paragraph-rsid="002ce7c4" style:font-size-asian="9pt" style:font-size-complex="9pt"/>
    </style:style>
    <style:style style:name="P24" style:family="paragraph" style:parent-style-name="Table_20_Contents">
      <style:text-properties fo:font-size="9pt" officeooo:rsid="00329c37" officeooo:paragraph-rsid="00329c37" style:font-size-asian="9pt" style:font-size-complex="9pt"/>
    </style:style>
    <style:style style:name="P25" style:family="paragraph" style:parent-style-name="Table_20_Contents">
      <style:text-properties fo:font-size="9pt" officeooo:rsid="003598d6" officeooo:paragraph-rsid="003598d6" style:font-size-asian="9pt" style:font-size-complex="9pt"/>
    </style:style>
    <style:style style:name="P26" style:family="paragraph" style:parent-style-name="Table_20_Contents">
      <style:text-properties fo:font-size="9pt" officeooo:rsid="00317c0b" officeooo:paragraph-rsid="00317c0b" style:font-size-asian="9pt" style:font-size-complex="9pt"/>
    </style:style>
    <style:style style:name="P27" style:family="paragraph" style:parent-style-name="Table_20_Contents">
      <style:text-properties fo:font-size="9pt" officeooo:rsid="0035aaa1" officeooo:paragraph-rsid="0035aaa1" style:font-size-asian="9pt" style:font-size-complex="9pt"/>
    </style:style>
    <style:style style:name="P28" style:family="paragraph" style:parent-style-name="Table_20_Contents">
      <style:text-properties fo:font-size="9pt" officeooo:rsid="00368406" officeooo:paragraph-rsid="00368406" style:font-size-asian="9pt" style:font-size-complex="9pt"/>
    </style:style>
    <style:style style:name="P29" style:family="paragraph" style:parent-style-name="Table_20_Contents">
      <style:text-properties fo:font-size="9pt" officeooo:rsid="002d80ef" officeooo:paragraph-rsid="002d80ef" style:font-size-asian="9pt" style:font-size-complex="9pt"/>
    </style:style>
    <style:style style:name="P30" style:family="paragraph" style:parent-style-name="Table_20_Contents">
      <style:text-properties fo:font-size="9pt" officeooo:rsid="002d80ef" officeooo:paragraph-rsid="00391e91" style:font-size-asian="9pt" style:font-size-complex="9pt"/>
    </style:style>
    <style:style style:name="P31" style:family="paragraph" style:parent-style-name="Table_20_Contents">
      <style:text-properties fo:font-size="9pt" officeooo:rsid="002e3231" officeooo:paragraph-rsid="002e3231" style:font-size-asian="9pt" style:font-size-complex="9pt"/>
    </style:style>
    <style:style style:name="P32" style:family="paragraph" style:parent-style-name="Table_20_Contents">
      <style:text-properties fo:font-size="9pt" officeooo:rsid="002e3231" officeooo:paragraph-rsid="002f69c4" style:font-size-asian="9pt" style:font-size-complex="9pt"/>
    </style:style>
    <style:style style:name="P33" style:family="paragraph" style:parent-style-name="Table_20_Contents">
      <style:text-properties fo:font-size="9pt" officeooo:rsid="002f69c4" officeooo:paragraph-rsid="002f69c4" style:font-size-asian="9pt" style:font-size-complex="9pt"/>
    </style:style>
    <style:style style:name="P34" style:family="paragraph" style:parent-style-name="Table_20_Contents">
      <style:text-properties fo:font-size="9pt" officeooo:rsid="00422c90" officeooo:paragraph-rsid="00422c90" style:font-size-asian="9pt" style:font-size-complex="9pt"/>
    </style:style>
    <style:style style:name="P35" style:family="paragraph" style:parent-style-name="Table_20_Contents">
      <style:text-properties fo:font-size="9pt" officeooo:rsid="004428fb" officeooo:paragraph-rsid="004428fb" style:font-size-asian="9pt" style:font-size-complex="9pt"/>
    </style:style>
    <style:style style:name="P36" style:family="paragraph" style:parent-style-name="Table_20_Contents">
      <style:text-properties fo:font-size="9pt" officeooo:rsid="004e19dd" officeooo:paragraph-rsid="004e19dd" style:font-size-asian="9pt" style:font-size-complex="9pt"/>
    </style:style>
    <style:style style:name="P37" style:family="paragraph" style:parent-style-name="Table_20_Contents">
      <style:text-properties fo:font-size="9pt" officeooo:paragraph-rsid="005ab979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officeooo:rsid="0053f66f" officeooo:paragraph-rsid="0053f66f"/>
    </style:style>
    <style:style style:name="P39" style:family="paragraph" style:parent-style-name="Standard">
      <style:text-properties officeooo:rsid="00202cbc" officeooo:paragraph-rsid="00202cbc"/>
    </style:style>
    <style:style style:name="P40" style:family="paragraph" style:parent-style-name="Standard">
      <style:text-properties officeooo:rsid="0045a941" officeooo:paragraph-rsid="0045a941"/>
    </style:style>
    <style:style style:name="P41" style:family="paragraph" style:parent-style-name="Standard">
      <style:text-properties style:font-name="Nimbus Roman No9 L" fo:font-size="12pt" officeooo:rsid="0046d822" officeooo:paragraph-rsid="0046d822" style:font-size-asian="10.5pt" style:font-size-complex="12pt"/>
    </style:style>
    <style:style style:name="P42" style:family="paragraph" style:parent-style-name="Standard">
      <style:text-properties style:font-name="Nimbus Roman No9 L" fo:font-size="12pt" officeooo:rsid="00480ef8" officeooo:paragraph-rsid="00480ef8" style:font-size-asian="10.5pt" style:font-size-complex="12pt"/>
    </style:style>
    <style:style style:name="P43" style:family="paragraph" style:parent-style-name="Standard">
      <style:text-properties style:font-name="Nimbus Roman No9 L" fo:font-size="12pt" officeooo:rsid="004d47d6" officeooo:paragraph-rsid="004d47d6" style:font-size-asian="12pt" style:font-size-complex="12pt"/>
    </style:style>
    <style:style style:name="P44" style:family="paragraph" style:parent-style-name="Standard">
      <style:text-properties style:font-name="Nimbus Roman No9 L" fo:font-size="9pt" officeooo:rsid="00489dd6" officeooo:paragraph-rsid="00489dd6" style:font-size-asian="9pt" style:font-size-complex="9pt"/>
    </style:style>
    <style:style style:name="P45" style:family="paragraph" style:parent-style-name="Standard">
      <style:text-properties style:font-name="Nimbus Roman No9 L" fo:font-size="9pt" officeooo:rsid="00506ad0" officeooo:paragraph-rsid="00506ad0" style:font-size-asian="9pt" style:font-size-complex="9pt"/>
    </style:style>
    <style:style style:name="P46" style:family="paragraph" style:parent-style-name="Standard">
      <style:text-properties style:font-name="Nimbus Roman No9 L" fo:font-size="9pt" officeooo:rsid="00506ad0" officeooo:paragraph-rsid="00489dd6" style:font-size-asian="9pt" style:font-size-complex="9pt"/>
    </style:style>
    <style:style style:name="P47" style:family="paragraph" style:parent-style-name="Standard">
      <style:text-properties style:font-name="FreeMono" fo:font-size="6pt" officeooo:rsid="004f1138" officeooo:paragraph-rsid="004f1138" style:font-size-asian="6pt" style:font-size-complex="6pt"/>
    </style:style>
    <style:style style:name="P48" style:family="paragraph" style:parent-style-name="Standard">
      <style:text-properties style:font-name="FreeMono" fo:font-size="8pt" officeooo:rsid="0050ca03" officeooo:paragraph-rsid="0050ca03" style:font-size-asian="8pt" style:font-size-complex="8pt"/>
    </style:style>
    <style:style style:name="P49" style:family="paragraph" style:parent-style-name="Table_20_Contents">
      <style:text-properties fo:font-size="9pt" officeooo:rsid="00552c0d" officeooo:paragraph-rsid="00552c0d" style:font-size-asian="9pt" style:font-size-complex="9pt"/>
    </style:style>
    <style:style style:name="P50" style:family="paragraph" style:parent-style-name="Table_20_Contents">
      <style:text-properties fo:font-size="9pt" officeooo:rsid="005ce060" officeooo:paragraph-rsid="005ce060" style:font-size-asian="9pt" style:font-size-complex="9pt"/>
    </style:style>
    <style:style style:name="P51" style:family="paragraph" style:parent-style-name="Table_20_Contents">
      <style:text-properties fo:font-size="9pt" officeooo:rsid="005ce060" officeooo:paragraph-rsid="005d270e" style:font-size-asian="9pt" style:font-size-complex="9pt"/>
    </style:style>
    <style:style style:name="P52" style:family="paragraph" style:parent-style-name="Table_20_Contents">
      <style:text-properties fo:font-size="9pt" officeooo:paragraph-rsid="005d2910" style:font-size-asian="9pt" style:font-size-complex="9pt"/>
    </style:style>
    <style:style style:name="P53" style:family="paragraph" style:parent-style-name="Table_20_Contents">
      <style:text-properties fo:font-size="9pt" officeooo:paragraph-rsid="005ef935" style:font-size-asian="9pt" style:font-size-complex="9pt"/>
    </style:style>
    <style:style style:name="P54" style:family="paragraph" style:parent-style-name="Table_20_Contents">
      <style:text-properties fo:font-size="9pt" officeooo:paragraph-rsid="005f0bcc" style:font-size-asian="9pt" style:font-size-complex="9pt"/>
    </style:style>
    <style:style style:name="P55" style:family="paragraph" style:parent-style-name="Table_20_Contents">
      <style:text-properties fo:font-size="9pt" officeooo:paragraph-rsid="00601fb1" style:font-size-asian="9pt" style:font-size-complex="9pt"/>
    </style:style>
    <style:style style:name="T1" style:family="text">
      <style:text-properties officeooo:rsid="001ad8a7"/>
    </style:style>
    <style:style style:name="T2" style:family="text">
      <style:text-properties officeooo:rsid="001b1f1a"/>
    </style:style>
    <style:style style:name="T3" style:family="text">
      <style:text-properties officeooo:rsid="0020d0ec"/>
    </style:style>
    <style:style style:name="T4" style:family="text">
      <style:text-properties officeooo:rsid="00242eef"/>
    </style:style>
    <style:style style:name="T5" style:family="text">
      <style:text-properties officeooo:rsid="0024f1f1"/>
    </style:style>
    <style:style style:name="T6" style:family="text">
      <style:text-properties officeooo:rsid="00264af1"/>
    </style:style>
    <style:style style:name="T7" style:family="text">
      <style:text-properties officeooo:rsid="0027bb07"/>
    </style:style>
    <style:style style:name="T8" style:family="text">
      <style:text-properties officeooo:rsid="00293ba7"/>
    </style:style>
    <style:style style:name="T9" style:family="text">
      <style:text-properties officeooo:rsid="002cae55"/>
    </style:style>
    <style:style style:name="T10" style:family="text">
      <style:text-properties officeooo:rsid="0030463e"/>
    </style:style>
    <style:style style:name="T11" style:family="text">
      <style:text-properties officeooo:rsid="00317c0b"/>
    </style:style>
    <style:style style:name="T12" style:family="text">
      <style:text-properties officeooo:rsid="0031ae6c"/>
    </style:style>
    <style:style style:name="T13" style:family="text">
      <style:text-properties officeooo:rsid="0034077c"/>
    </style:style>
    <style:style style:name="T14" style:family="text">
      <style:text-properties officeooo:rsid="0034ae6a"/>
    </style:style>
    <style:style style:name="T15" style:family="text">
      <style:text-properties officeooo:rsid="003598d6"/>
    </style:style>
    <style:style style:name="T16" style:family="text">
      <style:text-properties officeooo:rsid="0037e2cf"/>
    </style:style>
    <style:style style:name="T17" style:family="text">
      <style:text-properties officeooo:rsid="00390a8c"/>
    </style:style>
    <style:style style:name="T18" style:family="text">
      <style:text-properties officeooo:rsid="003a75a8"/>
    </style:style>
    <style:style style:name="T19" style:family="text">
      <style:text-properties officeooo:rsid="003c569b"/>
    </style:style>
    <style:style style:name="T20" style:family="text">
      <style:text-properties officeooo:rsid="003f8f3c"/>
    </style:style>
    <style:style style:name="T21" style:family="text">
      <style:text-properties officeooo:rsid="0043c1b1"/>
    </style:style>
    <style:style style:name="T22" style:family="text">
      <style:text-properties officeooo:rsid="00441375"/>
    </style:style>
    <style:style style:name="T23" style:family="text">
      <style:text-properties officeooo:rsid="00521769"/>
    </style:style>
    <style:style style:name="T24" style:family="text">
      <style:text-properties officeooo:rsid="00567797"/>
    </style:style>
    <style:style style:name="T25" style:family="text">
      <style:text-properties officeooo:rsid="00586855"/>
    </style:style>
    <style:style style:name="T26" style:family="text">
      <style:text-properties officeooo:rsid="005ab979"/>
    </style:style>
    <style:style style:name="T27" style:family="text">
      <style:text-properties officeooo:rsid="005b8374"/>
    </style:style>
    <style:style style:name="T28" style:family="text">
      <style:text-properties officeooo:rsid="005d270e"/>
    </style:style>
    <style:style style:name="T29" style:family="text">
      <style:text-properties officeooo:rsid="005d2910"/>
    </style:style>
    <style:style style:name="T30" style:family="text">
      <style:text-properties officeooo:rsid="005ef935"/>
    </style:style>
    <style:style style:name="T31" style:family="text">
      <style:text-properties officeooo:rsid="005f0bcc"/>
    </style:style>
    <style:style style:name="T32" style:family="text">
      <style:text-properties officeooo:rsid="00601f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3" office:value-type="string">
            <text:p text:style-name="P2"/>
            <text:p text:style-name="P1"><text:span text:style-name="T1">Лабораторная работа № </text:span><text:span text:style-name="T2">2</text:span></text:p>
            <text:p text:style-name="P3">Лексический анализ транслируемой программы</text:p>
          </table:table-cell>
          <table:table-cell table:style-name="Таблица1.A1" office:value-type="string">
            <text:p text:style-name="P2">Студент</text:p>
          </table:table-cell>
          <table:table-cell table:style-name="Таблица1.C1" office:value-type="string">
            <text:p text:style-name="P38"/>
          </table:table-cell>
        </table:table-row>
        <table:table-row>
          <table:covered-table-cell/>
          <table:table-cell table:style-name="Таблица1.B2" office:value-type="string">
            <text:p text:style-name="P2">Группа</text:p>
          </table:table-cell>
          <table:table-cell table:style-name="Таблица1.C2" office:value-type="string">
            <text:p text:style-name="P2">ИВТ-460</text:p>
          </table:table-cell>
        </table:table-row>
        <table:table-row>
          <table:covered-table-cell/>
          <table:table-cell table:style-name="Таблица1.B2" office:value-type="string">
            <text:p text:style-name="P2">Преподаватель</text:p>
          </table:table-cell>
          <table:table-cell table:style-name="Таблица1.C2" office:value-type="string">
            <text:p text:style-name="P2">Сычев О. А.</text:p>
          </table:table-cell>
        </table:table-row>
      </table:table>
      <text:p text:style-name="Standard"/>
      <text:p text:style-name="P39">Реализуемый язык: Common Lisp.</text:p>
      <text:p text:style-name="P3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7">Тип лексемы</text:p>
          </table:table-cell>
          <table:table-cell table:style-name="Таблица2.A1" office:value-type="string">
            <text:p text:style-name="P17">Лексема</text:p>
          </table:table-cell>
          <table:table-cell table:style-name="Таблица2.C1" office:value-type="string">
            <text:p text:style-name="P5"><text:span text:style-name="T3">Значение, </text:span><text:span text:style-name="T9">особенности</text:span></text:p>
          </table:table-cell>
        </table:table-row>
        <table:table-row>
          <table:table-cell table:style-name="Таблица2.A2" table:number-rows-spanned="45" office:value-type="string">
            <text:p text:style-name="P17">Ключевое слово</text:p>
          </table:table-cell>
          <table:table-cell table:style-name="Таблица2.A2" office:value-type="string">
            <text:p text:style-name="P18">loop</text:p>
          </table:table-cell>
          <table:table-cell table:style-name="Таблица2.C2" table:number-rows-spanned="9" office:value-type="string">
            <text:p text:style-name="P49">ключевые слова, используемые в циклах</text:p>
          </table:table-cell>
        </table:table-row>
        <table:table-row>
          <table:covered-table-cell/>
          <table:table-cell table:style-name="Таблица2.A2" office:value-type="string">
            <text:p text:style-name="P18">for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18">in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18">do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18">from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18">to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18">repeat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18">while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18">until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18">progn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defparameter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setf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let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vector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vector-push</text:p>
          </table:table-cell>
          <table:table-cell table:style-name="Таблица2.C2" office:value-type="string">
            <text:p text:style-name="P55"><text:span text:style-name="T32">добавление элемента в вектор</text:span></text:p>
          </table:table-cell>
        </table:table-row>
        <table:table-row>
          <table:covered-table-cell/>
          <table:table-cell table:style-name="Таблица2.A2" office:value-type="string">
            <text:p text:style-name="P18">vector-pop</text:p>
          </table:table-cell>
          <table:table-cell table:style-name="Таблица2.C2" office:value-type="string">
            <text:p text:style-name="P55"><text:span text:style-name="T32">удаление элемента из вектора</text:span></text:p>
          </table:table-cell>
        </table:table-row>
        <table:table-row>
          <table:covered-table-cell/>
          <table:table-cell table:style-name="Таблица2.A2" office:value-type="string">
            <text:p text:style-name="P18">elt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list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count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find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position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remove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substitute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8">concatenate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if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dotimes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defun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slot-value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open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close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with-open-file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format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funcall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defclass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'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36">print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36">length</text:p>
          </table:table-cell>
          <table:table-cell table:style-name="Таблица2.C2" office:value-type="string">
            <text:p text:style-name="P4"/>
          </table:table-cell>
        </table:table-row>
        <table:table-row>
          <table:covered-table-cell/>
          <table:table-cell table:style-name="Таблица2.A2" office:value-type="string">
            <text:p text:style-name="P19">:initform</text:p>
          </table:table-cell>
          <table:table-cell table:style-name="Таблица2.C2" office:value-type="string">
            <text:p text:style-name="P37"><text:span text:style-name="T26">используется для </text:span><text:span text:style-name="T27">инициализации</text:span><text:span text:style-name="T26"> слота </text:span><text:span text:style-name="T27">значением </text:span><text:span text:style-name="T26">по умолчанию</text:span></text:p>
          </table:table-cell>
        </table:table-row>
        <table:table-row>
          <table:covered-table-cell/>
          <table:table-cell table:style-name="Таблица2.A2" office:value-type="string">
            <text:p text:style-name="P19">:reader</text:p>
          </table:table-cell>
          <table:table-cell table:style-name="Таблица2.C2" office:value-type="string">
            <text:p text:style-name="P50">используется для обозначения имени метода, которая будет читать слот</text:p>
          </table:table-cell>
        </table:table-row>
        <table:table-row>
          <table:covered-table-cell/>
          <table:table-cell table:style-name="Таблица2.A2" office:value-type="string">
            <text:p text:style-name="P19">:writer</text:p>
          </table:table-cell>
          <table:table-cell table:style-name="Таблица2.C2" office:value-type="string">
            <text:p text:style-name="P50">используется для обозначения имени метода, которая будет записывать слот</text:p>
          </table:table-cell>
        </table:table-row>
        <table:table-row>
          <table:covered-table-cell/>
          <table:table-cell table:style-name="Таблица2.A2" office:value-type="string">
            <text:p text:style-name="P19">:accessor</text:p>
          </table:table-cell>
          <table:table-cell table:style-name="Таблица2.C2" office:value-type="string">
            <text:p text:style-name="P51"><text:span text:style-name="T28">используется для обозначения имени метода, которая будет и читать, и записывать слот</text:span></text:p>
          </table:table-cell>
        </table:table-row>
        <table:table-row>
          <table:covered-table-cell/>
          <table:table-cell table:style-name="Таблица2.A2" office:value-type="string">
            <text:p text:style-name="P19">:initarg</text:p>
          </table:table-cell>
          <table:table-cell table:style-name="Таблица2.C2" office:value-type="string">
            <text:p text:style-name="P52"><text:span text:style-name="T29">ключевое слово, при передаче в make-instance задающее значение слоту</text:span></text:p>
          </table:table-cell>
        </table:table-row>
        <table:table-row>
          <table:covered-table-cell/>
          <table:table-cell table:style-name="Таблица2.A2" office:value-type="string">
            <text:p text:style-name="P19">:allocation</text:p>
          </table:table-cell>
          <table:table-cell table:style-name="Таблица2.C2" office:value-type="string">
            <text:p text:style-name="P53"><text:span text:style-name="T30">указывает является ли слот статическим</text:span></text:p>
          </table:table-cell>
        </table:table-row>
        <table:table-row>
          <table:covered-table-cell/>
          <table:table-cell table:style-name="Таблица2.A2" office:value-type="string">
            <text:p text:style-name="P19">:type</text:p>
          </table:table-cell>
          <table:table-cell table:style-name="Таблица2.C2" office:value-type="string">
            <text:p text:style-name="P54"><text:span text:style-name="T31">указывает тип слота</text:span></text:p>
          </table:table-cell>
        </table:table-row>
        <table:table-row>
          <table:covered-table-cell/>
          <table:table-cell table:style-name="Таблица2.A2" office:value-type="string">
            <text:p text:style-name="P20">:documentation</text:p>
          </table:table-cell>
          <table:table-cell table:style-name="Таблица2.C2" office:value-type="string">
            <text:p text:style-name="P54"><text:span text:style-name="T31">редко используемое ключевое слово, задающее документацию по слоту</text:span></text:p>
          </table:table-cell>
        </table:table-row>
        <table:table-row>
          <table:table-cell table:style-name="Таблица2.A2" table:number-rows-spanned="2" office:value-type="string">
            <text:p text:style-name="P21">Комментарий</text:p>
          </table:table-cell>
          <table:table-cell table:style-name="Таблица2.A2" office:value-type="string">
            <text:p text:style-name="P21">; …</text:p>
          </table:table-cell>
          <table:table-cell table:style-name="Таблица2.C2" office:value-type="string">
            <text:p text:style-name="P6"><text:span text:style-name="T5">однострочный</text:span><text:span text:style-name="T4"> к</text:span><text:span text:style-name="T6">о</text:span><text:span text:style-name="T4">мментарий</text:span></text:p>
          </table:table-cell>
        </table:table-row>
        <table:table-row>
          <table:covered-table-cell/>
          <table:table-cell table:style-name="Таблица2.A2" office:value-type="string">
            <text:p text:style-name="P21">#| … |#</text:p>
          </table:table-cell>
          <table:table-cell table:style-name="Таблица2.C2" office:value-type="string">
            <text:p text:style-name="P7"><text:span text:style-name="T8">многострочный</text:span><text:span text:style-name="T7"> комментарий</text:span></text:p>
          </table:table-cell>
        </table:table-row>
        <table:table-row>
          <table:table-cell table:style-name="Таблица2.A2" office:value-type="string">
            <text:p text:style-name="P22">Строковая константа</text:p>
          </table:table-cell>
          <table:table-cell table:style-name="Таблица2.A2" office:value-type="string">
            <text:p text:style-name="P22">" … "</text:p>
          </table:table-cell>
          <table:table-cell table:style-name="Таблица2.C2" office:value-type="string">
            <text:p text:style-name="P23">может быть многострочной, не обязательно завершена нулем.</text:p>
          </table:table-cell>
        </table:table-row>
        <table:table-row>
          <table:table-cell table:style-name="Таблица2.A2" table:number-rows-spanned="4" office:value-type="string">
            <text:p text:style-name="P9"><text:span text:style-name="T16">Целочисленная</text:span><text:span text:style-name="T10"> константа</text:span></text:p>
          </table:table-cell>
          <table:table-cell table:style-name="Таблица2.A2" office:value-type="string">
            <text:p text:style-name="P24">#b&lt;двоичное число&gt;</text:p>
          </table:table-cell>
          <table:table-cell table:style-name="Таблица2.C2" office:value-type="string">
            <text:p text:style-name="P24">в бинарном виде</text:p>
          </table:table-cell>
        </table:table-row>
        <table:table-row>
          <table:covered-table-cell/>
          <table:table-cell table:style-name="Таблица2.A2" office:value-type="string">
            <text:p text:style-name="P24">#o&lt;восьмеричное число&gt;</text:p>
          </table:table-cell>
          <table:table-cell table:style-name="Таблица2.C2" office:value-type="string">
            <text:p text:style-name="P24">в восьмеричном виде</text:p>
          </table:table-cell>
        </table:table-row>
        <table:table-row>
          <table:covered-table-cell/>
          <table:table-cell table:style-name="Таблица2.A2" office:value-type="string">
            <text:p text:style-name="P11"><text:span text:style-name="T14">&lt;д</text:span><text:span text:style-name="T13">есятеричное число</text:span><text:span text:style-name="T14">&gt;</text:span></text:p>
          </table:table-cell>
          <table:table-cell table:style-name="Таблица2.C2" office:value-type="string">
            <text:p text:style-name="P25">в десятеричном виде</text:p>
          </table:table-cell>
        </table:table-row>
        <table:table-row>
          <table:covered-table-cell/>
          <table:table-cell table:style-name="Таблица2.A2" office:value-type="string">
            <text:p text:style-name="P25">#h&lt;шестнадцатиричное число&gt;</text:p>
          </table:table-cell>
          <table:table-cell table:style-name="Таблица2.C2" office:value-type="string">
            <text:p text:style-name="P12"><text:span text:style-name="T17">в</text:span><text:span text:style-name="T15"> шестнадцатеричном виде</text:span></text:p>
          </table:table-cell>
        </table:table-row>
        <table:table-row>
          <table:table-cell table:style-name="Таблица2.A2" table:number-rows-spanned="2" office:value-type="string">
            <text:p text:style-name="P26">Символьная константа</text:p>
          </table:table-cell>
          <table:table-cell table:style-name="Таблица2.A2" office:value-type="string">
            <text:p text:style-name="P27">#\&lt;символ&gt;</text:p>
          </table:table-cell>
          <table:table-cell table:style-name="Таблица2.C2" office:value-type="string">
            <text:p text:style-name="P27">печатный символ</text:p>
          </table:table-cell>
        </table:table-row>
        <table:table-row>
          <table:covered-table-cell/>
          <table:table-cell table:style-name="Таблица2.A2" office:value-type="string">
            <text:p text:style-name="P28">#\&lt;ключевое слово&gt;</text:p>
          </table:table-cell>
          <table:table-cell table:style-name="Таблица2.C2" office:value-type="string">
            <text:p text:style-name="P28">специальный символ, допустимые ключевые слова: space, tab, newline, page, rubout, linefeed, return, backspace</text:p>
          </table:table-cell>
        </table:table-row>
        <table:table-row>
          <table:table-cell table:style-name="Таблица2.A2" table:number-rows-spanned="2" office:value-type="string">
            <text:p text:style-name="P10"><text:span text:style-name="T12">Булева</text:span><text:span text:style-name="T11"> константа</text:span></text:p>
          </table:table-cell>
          <table:table-cell table:style-name="Таблица2.A2" office:value-type="string">
            <text:p text:style-name="P26">t</text:p>
          </table:table-cell>
          <table:table-cell table:style-name="Таблица2.C2" office:value-type="string">
            <text:p text:style-name="P26">истина</text:p>
          </table:table-cell>
        </table:table-row>
        <table:table-row>
          <table:covered-table-cell/>
          <table:table-cell table:style-name="Таблица2.A2" office:value-type="string">
            <text:p text:style-name="P26">nil</text:p>
          </table:table-cell>
          <table:table-cell table:style-name="Таблица2.C2" office:value-type="string">
            <text:p text:style-name="P26">ложь</text:p>
          </table:table-cell>
        </table:table-row>
        <table:table-row>
          <table:table-cell table:style-name="Таблица2.A2" table:number-rows-spanned="13" office:value-type="string">
            <text:p text:style-name="P29">Операции</text:p>
          </table:table-cell>
          <table:table-cell table:style-name="Таблица2.A2" office:value-type="string">
            <text:p text:style-name="P29">( … )</text:p>
          </table:table-cell>
          <table:table-cell table:style-name="Таблица2.C2" office:value-type="string">
            <text:p text:style-name="P30">скобки</text:p>
          </table:table-cell>
        </table:table-row>
        <table:table-row>
          <table:covered-table-cell/>
          <table:table-cell table:style-name="Таблица2.A2" office:value-type="string">
            <text:p text:style-name="P31">+</text:p>
          </table:table-cell>
          <table:table-cell table:style-name="Таблица2.C2" table:number-rows-spanned="4" office:value-type="string">
            <text:p text:style-name="P13"><text:span text:style-name="T18">арифмети</text:span><text:span text:style-name="T24">ческие операции</text:span><text:span text:style-name="T18">, </text:span><text:span text:style-name="T20">может быть частью символа, если после него не идет пробел или скобка</text:span></text:p>
          </table:table-cell>
        </table:table-row>
        <table:table-row>
          <table:covered-table-cell/>
          <table:table-cell table:style-name="Таблица2.A2" office:value-type="string">
            <text:p text:style-name="P31">-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8">*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8">/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31">&gt;</text:p>
          </table:table-cell>
          <table:table-cell table:style-name="Таблица2.C2" table:number-rows-spanned="5" office:value-type="string">
            <text:p text:style-name="P15"><text:span text:style-name="T19">логи</text:span><text:span text:style-name="T24">ческие операции</text:span><text:span text:style-name="T18">, </text:span><text:span text:style-name="T20">может быть частью символа, если после него не идет пробел или скобка</text:span></text:p>
          </table:table-cell>
        </table:table-row>
        <table:table-row>
          <table:covered-table-cell/>
          <table:table-cell table:style-name="Таблица2.A2" office:value-type="string">
            <text:p text:style-name="P31">&gt;=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31">&lt;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31">&lt;=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32">=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33">and</text:p>
          </table:table-cell>
          <table:table-cell table:style-name="Таблица2.C2" table:number-rows-spanned="3" office:value-type="string">
            <text:p text:style-name="P14"><text:span text:style-name="T19">логи</text:span><text:span text:style-name="T25">ческие операции, заданные ключевыми словами</text:span></text:p>
          </table:table-cell>
        </table:table-row>
        <table:table-row>
          <table:covered-table-cell/>
          <table:table-cell table:style-name="Таблица2.A2" office:value-type="string">
            <text:p text:style-name="P33">or</text:p>
          </table:table-cell>
          <table:covered-table-cell/>
        </table:table-row>
        <table:table-row>
          <table:covered-table-cell/>
          <table:table-cell table:style-name="Таблица2.A2" office:value-type="string">
            <text:p text:style-name="P33">not</text:p>
          </table:table-cell>
          <table:covered-table-cell/>
        </table:table-row>
        <table:table-row>
          <table:table-cell table:style-name="Таблица2.A2" table:number-rows-spanned="2" office:value-type="string">
            <text:p text:style-name="P34">Символ</text:p>
          </table:table-cell>
          <table:table-cell table:style-name="Таблица2.A2" office:value-type="string">
            <text:p text:style-name="P8">...</text:p>
          </table:table-cell>
          <table:table-cell table:style-name="Таблица2.C2" office:value-type="string">
            <text:p text:style-name="P16"><text:span text:style-name="T22">имя переменной, метода, класса и т. д., </text:span><text:span text:style-name="T21">алфавито-циферными считаются следующие символы: a-zA-Z0-9+-*/@$%^&amp;_=&lt;&gt;~.</text:span></text:p>
          </table:table-cell>
        </table:table-row>
        <table:table-row>
          <table:covered-table-cell/>
          <table:table-cell table:style-name="Таблица2.A2" office:value-type="string">
            <text:p text:style-name="P8">:...</text:p>
          </table:table-cell>
          <table:table-cell table:style-name="Таблица2.C2" office:value-type="string">
            <text:p text:style-name="P35">специальный синтаксис при создании экземпляра класса, обозначает имя типа для привязки к слоту</text:p>
          </table:table-cell>
        </table:table-row>
      </table:table>
      <text:p text:style-name="P39"/>
      <text:p text:style-name="P39"/>
      <text:p text:style-name="P39"/>
      <text:p text:style-name="P39"/>
      <text:p text:style-name="P40">Входной файл для flex</text:p>
      <text:p text:style-name="P40"/>
      <text:p text:style-name="P47">%{</text:p>
      <text:p text:style-name="P47">#include &lt;string.h&gt;</text:p>
      <text:p text:style-name="P47">int my_powah(int base, int n)</text:p>
      <text:p text:style-name="P47"><text:soft-page-break/>{</text:p>
      <text:p text:style-name="P47"><text:s text:c="4"/>int result = 1;</text:p>
      <text:p text:style-name="P47"><text:s text:c="4"/>for (int i = 0; i &lt; n; i++)</text:p>
      <text:p text:style-name="P47"><text:s text:c="8"/>result *= base;</text:p>
      <text:p text:style-name="P47"><text:s text:c="4"/>return result;</text:p>
      <text:p text:style-name="P47">}</text:p>
      <text:p text:style-name="P47">int nondec2dec(char * string, int base) {</text:p>
      <text:p text:style-name="P47"><text:s text:c="4"/>int result = 0;</text:p>
      <text:p text:style-name="P47"><text:s text:c="4"/>size_t length = strlen(string);</text:p>
      <text:p text:style-name="P47"><text:s text:c="4"/>for (size_t i = 0; i &lt; length; i++)</text:p>
      <text:p text:style-name="P47"><text:s text:c="4"/>{</text:p>
      <text:p text:style-name="P47"><text:s text:c="8"/>char cur = string[length - i - 1];</text:p>
      <text:p text:style-name="P47"><text:s text:c="8"/>int tmp = 0;</text:p>
      <text:p text:style-name="P47"><text:s text:c="8"/>switch (cur)</text:p>
      <text:p text:style-name="P47"><text:s text:c="8"/>{</text:p>
      <text:p text:style-name="P47"><text:s text:c="8"/>case '0':</text:p>
      <text:p text:style-name="P47"><text:s text:c="8"/>case '1':</text:p>
      <text:p text:style-name="P47"><text:s text:c="8"/>case '2':</text:p>
      <text:p text:style-name="P47"><text:s text:c="8"/>case '3':</text:p>
      <text:p text:style-name="P47"><text:s text:c="8"/>case '4':</text:p>
      <text:p text:style-name="P47"><text:s text:c="8"/>case '5':</text:p>
      <text:p text:style-name="P47"><text:s text:c="8"/>case '6':</text:p>
      <text:p text:style-name="P47"><text:s text:c="8"/>case '7':</text:p>
      <text:p text:style-name="P47"><text:s text:c="8"/>case '8':</text:p>
      <text:p text:style-name="P47"><text:s text:c="8"/>case '9':</text:p>
      <text:p text:style-name="P47"><text:s text:c="12"/>tmp = (int)cur - 0x30;</text:p>
      <text:p text:style-name="P47"><text:s text:c="12"/>break;</text:p>
      <text:p text:style-name="P47"><text:s text:c="8"/>case 'A':</text:p>
      <text:p text:style-name="P47"><text:s text:c="8"/>case 'B':</text:p>
      <text:p text:style-name="P47"><text:s text:c="8"/>case 'C':</text:p>
      <text:p text:style-name="P47"><text:s text:c="8"/>case 'D':</text:p>
      <text:p text:style-name="P47"><text:s text:c="8"/>case 'E':</text:p>
      <text:p text:style-name="P47"><text:s text:c="8"/>case 'F':</text:p>
      <text:p text:style-name="P47"><text:s text:c="12"/>tmp = (int)cur - ('A' - 0xA);</text:p>
      <text:p text:style-name="P47"><text:s text:c="12"/>break;</text:p>
      <text:p text:style-name="P47"><text:s text:c="8"/>case 'a':</text:p>
      <text:p text:style-name="P47"><text:s text:c="8"/>case 'b':</text:p>
      <text:p text:style-name="P47"><text:s text:c="8"/>case 'c':</text:p>
      <text:p text:style-name="P47"><text:s text:c="8"/>case 'd':</text:p>
      <text:p text:style-name="P47"><text:s text:c="8"/>case 'e':</text:p>
      <text:p text:style-name="P47"><text:s text:c="8"/>case 'f':</text:p>
      <text:p text:style-name="P47"><text:s text:c="12"/>tmp = (int)cur - ('a' - 0xA);</text:p>
      <text:p text:style-name="P47"><text:s text:c="12"/>break;</text:p>
      <text:p text:style-name="P47"><text:s text:c="8"/>default:</text:p>
      <text:p text:style-name="P47"><text:s text:c="12"/>tmp = 0;</text:p>
      <text:p text:style-name="P47"><text:s text:c="8"/>}</text:p>
      <text:p text:style-name="P47"><text:s text:c="8"/>result += tmp * my_powah(base, i);</text:p>
      <text:p text:style-name="P47"><text:s text:c="4"/>}</text:p>
      <text:p text:style-name="P47"><text:s text:c="4"/>return result;</text:p>
      <text:p text:style-name="P47">}</text:p>
      <text:p text:style-name="P47">void buffer_output(char * title, char * buf, unsigned int len)</text:p>
      <text:p text:style-name="P47">{</text:p>
      <text:p text:style-name="P47"><text:s text:c="4"/>printf("%s", title);</text:p>
      <text:p text:style-name="P47"><text:s text:c="4"/>for (unsigned int i = 0; i &lt; len; i++)</text:p>
      <text:p text:style-name="P47"><text:s text:c="8"/>printf("%c", buf[i]);</text:p>
      <text:p text:style-name="P47"><text:s text:c="4"/>printf("\n");</text:p>
      <text:p text:style-name="P47">}</text:p>
      <text:p text:style-name="P47">%}</text:p>
      <text:p text:style-name="P47"/>
      <text:p text:style-name="P47">%option noyywrap</text:p>
      <text:p text:style-name="P47">%option never-interactive</text:p>
      <text:p text:style-name="P47">%option case-insensitive</text:p>
      <text:p text:style-name="P47">DIGIT_BIN <text:s text:c="6"/>[0-1]</text:p>
      <text:p text:style-name="P47">DIGIT_OCT <text:s text:c="6"/>[0-7]</text:p>
      <text:p text:style-name="P47">DIGIT_DEC <text:s text:c="6"/>[0-9]</text:p>
      <text:p text:style-name="P47">DIGIT_HEX <text:s text:c="6"/>[0-9a-fA-F]</text:p>
      <text:p text:style-name="P47">WHITESPACE <text:s text:c="5"/>[ \t\n\r]</text:p>
      <text:p text:style-name="P47">NOTWHITESPACE <text:s text:c="2"/>[^ \t\n\r]</text:p>
      <text:p text:style-name="P47">SYMBOLID <text:s text:c="7"/>[a-zA-Z0-9+\-*/@$%^&amp;_=&lt;&gt;~.]</text:p>
      <text:p text:style-name="P47">DELIMETER <text:s text:c="6"/>[ \t\n\r()]</text:p>
      <text:p text:style-name="P47">%x COMMENT_ML</text:p>
      <text:p text:style-name="P47">%x STRING</text:p>
      <text:p text:style-name="P47"/>
      <text:p text:style-name="P47">%%</text:p>
      <text:p text:style-name="P47"/>
      <text:p text:style-name="P47">%{</text:p>
      <text:p text:style-name="P47">char <text:s text:c="11"/>buffer[8 * 1024]; <text:s text:c="2"/>// For storing strings, comments etc.</text:p>
      <text:p text:style-name="P47">unsigned int <text:s text:c="3"/>buffer_length = 0; <text:s/>// Length of the buffer.</text:p>
      <text:p text:style-name="P47">%}</text:p>
      <text:p text:style-name="P47"/>
      <text:p text:style-name="P47">"#|" {</text:p>
      <text:p text:style-name="P47"><text:s text:c="4"/>// Multiline comment beginning.</text:p>
      <text:p text:style-name="P47"><text:s text:c="4"/>buffer_length = 0;</text:p>
      <text:p text:style-name="P47"><text:s text:c="4"/>BEGIN(COMMENT_ML);</text:p>
      <text:p text:style-name="P47">}</text:p>
      <text:p text:style-name="P47">"\"" {</text:p>
      <text:p text:style-name="P47"><text:s text:c="4"/>// String constant beginning.</text:p>
      <text:p text:style-name="P47"><text:s text:c="4"/>buffer_length = 0;</text:p>
      <text:p text:style-name="P47"><text:s text:c="4"/>BEGIN(STRING);</text:p>
      <text:p text:style-name="P47">}</text:p>
      <text:p text:style-name="P47">";".* {</text:p>
      <text:p text:style-name="P47"><text:s text:c="4"/>// Singleline comment.</text:p>
      <text:p text:style-name="P47"><text:s text:c="4"/>strcpy(buffer, yytext + 1);</text:p>
      <text:p text:style-name="P47"><text:s text:c="4"/>buffer_length = strlen(yytext + 1);</text:p>
      <text:p text:style-name="P47"><text:s text:c="4"/>buffer_output("Comment: <text:s text:c="18"/>", buffer, buffer_length);</text:p>
      <text:p text:style-name="P47">}</text:p>
      <text:p text:style-name="P47">{WHITESPACE}+ {</text:p>
      <text:p text:style-name="P47"><text:s text:c="4"/>// Whitespaces.</text:p>
      <text:p text:style-name="P47"><text:s text:c="4"/>//printf("Skipping whitespace\n");</text:p>
      <text:p text:style-name="P47">}</text:p>
      <text:p text:style-name="P47">"(" {</text:p>
      <text:p text:style-name="P47"><text:s text:c="4"/>// Opening parenthesis.</text:p>
      <text:p text:style-name="P47"><text:s text:c="4"/>printf("Opening paren: <text:s text:c="12"/>%s\n", yytext);</text:p>
      <text:p text:style-name="P47">}</text:p>
      <text:p text:style-name="P47">")" {</text:p>
      <text:p text:style-name="P47"><text:s text:c="4"/>// Closing parenthesis.</text:p>
      <text:p text:style-name="P47"><text:s text:c="4"/>printf("Closing paren: <text:s text:c="12"/>%s\n", yytext);</text:p>
      <text:p text:style-name="P47">}</text:p>
      <text:p text:style-name="P47">"+"/{DELIMETER} {</text:p>
      <text:p text:style-name="P47"><text:s text:c="4"/>// Operator: addition.</text:p>
      <text:p text:style-name="P47"><text:s text:c="4"/>printf("Operator add: <text:s text:c="13"/>%s\n", yytext);</text:p>
      <text:p text:style-name="P47">}</text:p>
      <text:p text:style-name="P47">"-"/{DELIMETER} {</text:p>
      <text:p text:style-name="P47"><text:s text:c="4"/>// Operator: subtraction.</text:p>
      <text:p text:style-name="P47"><text:s text:c="4"/>printf("Operator sub: <text:s text:c="13"/>%s\n", yytext);</text:p>
      <text:p text:style-name="P47">}</text:p>
      <text:p text:style-name="P47">"*"/{DELIMETER} {</text:p>
      <text:p text:style-name="P47"><text:s text:c="4"/>// Operator: multiplication.</text:p>
      <text:p text:style-name="P47"><text:s text:c="4"/>printf("Operator mult: <text:s text:c="12"/>%s\n", yytext);</text:p>
      <text:p text:style-name="P47">}</text:p>
      <text:p text:style-name="P47">"/"/{DELIMETER} {</text:p>
      <text:p text:style-name="P47"><text:soft-page-break/><text:s text:c="4"/>// Operator: division.</text:p>
      <text:p text:style-name="P47"><text:s text:c="4"/>printf("Operator div: <text:s text:c="13"/>%s\n", yytext);</text:p>
      <text:p text:style-name="P47">}</text:p>
      <text:p text:style-name="P47">"&gt;"/{DELIMETER} {</text:p>
      <text:p text:style-name="P47"><text:s text:c="4"/>// Operator: greater.</text:p>
      <text:p text:style-name="P47"><text:s text:c="4"/>printf("Operator greater: <text:s text:c="9"/>%s\n", yytext);</text:p>
      <text:p text:style-name="P47">}</text:p>
      <text:p text:style-name="P47">"&gt;="/{DELIMETER} {</text:p>
      <text:p text:style-name="P47"><text:s text:c="4"/>// Operator: greater or equal.</text:p>
      <text:p text:style-name="P47"><text:s text:c="4"/>printf("Operator greater or equal: %s\n", yytext);</text:p>
      <text:p text:style-name="P47">}</text:p>
      <text:p text:style-name="P47">"&lt;"/{DELIMETER} {</text:p>
      <text:p text:style-name="P47"><text:s text:c="4"/>// Operator: less.</text:p>
      <text:p text:style-name="P47"><text:s text:c="4"/>printf("Operator less: <text:s text:c="12"/>%s\n", yytext);</text:p>
      <text:p text:style-name="P47">}</text:p>
      <text:p text:style-name="P47">"&lt;="/{DELIMETER} {</text:p>
      <text:p text:style-name="P47"><text:s text:c="4"/>// Operator: less or equal.</text:p>
      <text:p text:style-name="P47"><text:s text:c="4"/>printf("Operator less or equal: <text:s text:c="3"/>%s\n", yytext);</text:p>
      <text:p text:style-name="P47">}</text:p>
      <text:p text:style-name="P47">"="/{DELIMETER} {</text:p>
      <text:p text:style-name="P47"><text:s text:c="4"/>// Operator: equal.</text:p>
      <text:p text:style-name="P47"><text:s text:c="4"/>printf("Operator equal: <text:s text:c="11"/>%s\n", yytext);</text:p>
      <text:p text:style-name="P47">}</text:p>
      <text:p text:style-name="P47">"and" {</text:p>
      <text:p text:style-name="P47"><text:s text:c="4"/>// Operator: and.</text:p>
      <text:p text:style-name="P47"><text:s text:c="4"/>printf("Operator and: <text:s text:c="13"/>%s\n", yytext);</text:p>
      <text:p text:style-name="P47">}</text:p>
      <text:p text:style-name="P47">"or" {</text:p>
      <text:p text:style-name="P47"><text:s text:c="4"/>// Operator: or.</text:p>
      <text:p text:style-name="P47"><text:s text:c="4"/>printf("Operator or: <text:s text:c="14"/>%s\n", yytext);</text:p>
      <text:p text:style-name="P47">}</text:p>
      <text:p text:style-name="P47">"not" {</text:p>
      <text:p text:style-name="P47"><text:s text:c="4"/>// Operator: not.</text:p>
      <text:p text:style-name="P47"><text:s text:c="4"/>printf("Operator not: <text:s text:c="13"/>%s\n", yytext);</text:p>
      <text:p text:style-name="P47">}</text:p>
      <text:p text:style-name="P47">"t" {</text:p>
      <text:p text:style-name="P47"><text:s text:c="4"/>// Boolean constant - true.</text:p>
      <text:p text:style-name="P47"><text:s text:c="4"/>printf("Boolean constant - true: <text:s text:c="2"/>%s\n", yytext);</text:p>
      <text:p text:style-name="P47">}</text:p>
      <text:p text:style-name="P47">"nil" {</text:p>
      <text:p text:style-name="P47"><text:s text:c="4"/>// Boolean constant - false.</text:p>
      <text:p text:style-name="P47"><text:s text:c="4"/>printf("Boolean constant - false: <text:s/>%s\n", yytext);</text:p>
      <text:p text:style-name="P47">}</text:p>
      <text:p text:style-name="P47">"#b"{DIGIT_BIN}+ {</text:p>
      <text:p text:style-name="P47"><text:s text:c="4"/>// Numeric constant - binary.</text:p>
      <text:p text:style-name="P47"><text:s text:c="4"/>int value = nondec2dec(yytext + 2, 2);</text:p>
      <text:p text:style-name="P47"><text:s text:c="4"/>printf("Numeric constant - bin: <text:s text:c="3"/>%d\n", value);</text:p>
      <text:p text:style-name="P47">}</text:p>
      <text:p text:style-name="P47">"#o"{DIGIT_OCT}+ {</text:p>
      <text:p text:style-name="P47"><text:s text:c="4"/>// Numeric constant - octal.</text:p>
      <text:p text:style-name="P47"><text:s text:c="4"/>int value = nondec2dec(yytext + 2, 8);</text:p>
      <text:p text:style-name="P47"><text:s text:c="4"/>printf("Numeric constant - oct: <text:s text:c="3"/>%d\n", value);</text:p>
      <text:p text:style-name="P47">}</text:p>
      <text:p text:style-name="P47">{DIGIT_DEC}+"."? {</text:p>
      <text:p text:style-name="P47"><text:s text:c="4"/>// Numeric constant.</text:p>
      <text:p text:style-name="P47"><text:s text:c="4"/>if (yytext[yyleng - 1] == '.')</text:p>
      <text:p text:style-name="P47"><text:s text:c="8"/>yytext[yyleng - 1] = '\0';</text:p>
      <text:p text:style-name="P47"><text:s text:c="4"/>int value = nondec2dec(yytext, 10);</text:p>
      <text:p text:style-name="P47"><text:s text:c="4"/>printf("Numeric constant - dec: <text:s text:c="3"/>%d\n", value);</text:p>
      <text:p text:style-name="P47">}</text:p>
      <text:p text:style-name="P47">"#x"{DIGIT_HEX}+ {</text:p>
      <text:p text:style-name="P47"><text:s text:c="4"/>// Numeric constant - hexadecimal.</text:p>
      <text:p text:style-name="P47"><text:s text:c="4"/>int value = nondec2dec(yytext + 2, 16);</text:p>
      <text:p text:style-name="P47"><text:s text:c="4"/>printf("Numeric constant - hex: <text:s text:c="3"/>%d\n", value);</text:p>
      <text:p text:style-name="P47">}</text:p>
      <text:p text:style-name="P47">"#\\"{NOTWHITESPACE} {</text:p>
      <text:p text:style-name="P47"><text:s text:c="4"/>// Character constant.</text:p>
      <text:p text:style-name="P47"><text:s text:c="4"/>printf("Character constant: <text:s text:c="7"/>%s\n", yytext + 2);</text:p>
      <text:p text:style-name="P47">}</text:p>
      <text:p text:style-name="P47">"#\\"("SPACE"|"TAB"|"NEWLINE"|"PAGE"|"RUBOUT"|"LINEFEED"|"RETURN"|"BACKSPACE") {</text:p>
      <text:p text:style-name="P47"><text:s text:c="4"/>// Character constant - whitespace.</text:p>
      <text:p text:style-name="P47"><text:s text:c="4"/>// TODO: convert to a real character.</text:p>
      <text:p text:style-name="P47"><text:s text:c="4"/>printf("Character constant: <text:s text:c="7"/>%s\n", yytext + 2);</text:p>
      <text:p text:style-name="P47">}</text:p>
      <text:p text:style-name="P47">"loop" {</text:p>
      <text:p text:style-name="P47"><text:s text:c="4"/>printf("Key word: <text:s text:c="17"/>%s\n", yytext);</text:p>
      <text:p text:style-name="P47">}</text:p>
      <text:p text:style-name="P47">"for" {</text:p>
      <text:p text:style-name="P47"><text:s text:c="4"/>printf("Key word: <text:s text:c="17"/>%s\n", yytext);</text:p>
      <text:p text:style-name="P47">}</text:p>
      <text:p text:style-name="P47">"in" {</text:p>
      <text:p text:style-name="P47"><text:s text:c="4"/>printf("Key word: <text:s text:c="17"/>%s\n", yytext);</text:p>
      <text:p text:style-name="P47">}</text:p>
      <text:p text:style-name="P47">"do" {</text:p>
      <text:p text:style-name="P47"><text:s text:c="4"/>printf("Key word: <text:s text:c="17"/>%s\n", yytext);</text:p>
      <text:p text:style-name="P47">}</text:p>
      <text:p text:style-name="P47">"from" {</text:p>
      <text:p text:style-name="P47"><text:s text:c="4"/>printf("Key word: <text:s text:c="17"/>%s\n", yytext);</text:p>
      <text:p text:style-name="P47">}</text:p>
      <text:p text:style-name="P47">"to" {</text:p>
      <text:p text:style-name="P47"><text:s text:c="4"/>printf("Key word: <text:s text:c="17"/>%s\n", yytext);</text:p>
      <text:p text:style-name="P47">}</text:p>
      <text:p text:style-name="P47">"repeat" {</text:p>
      <text:p text:style-name="P47"><text:s text:c="4"/>printf("Key word: <text:s text:c="17"/>%s\n", yytext);</text:p>
      <text:p text:style-name="P47">}</text:p>
      <text:p text:style-name="P47">"while" {</text:p>
      <text:p text:style-name="P47"><text:s text:c="4"/>printf("Key word: <text:s text:c="17"/>%s\n", yytext);</text:p>
      <text:p text:style-name="P47">}</text:p>
      <text:p text:style-name="P47">"until" {</text:p>
      <text:p text:style-name="P47"><text:s text:c="4"/>printf("Key word: <text:s text:c="17"/>%s\n", yytext);</text:p>
      <text:p text:style-name="P47">}</text:p>
      <text:p text:style-name="P47">"progn" {</text:p>
      <text:p text:style-name="P47"><text:s text:c="4"/>printf("Key word: <text:s text:c="17"/>%s\n", yytext);</text:p>
      <text:p text:style-name="P47">}</text:p>
      <text:p text:style-name="P47">"defparameter" {</text:p>
      <text:p text:style-name="P47"><text:s text:c="4"/>printf("Key word: <text:s text:c="17"/>%s\n", yytext);</text:p>
      <text:p text:style-name="P47">}</text:p>
      <text:p text:style-name="P47">"setf" {</text:p>
      <text:p text:style-name="P47"><text:s text:c="4"/>printf("Key word: <text:s text:c="17"/>%s\n", yytext);</text:p>
      <text:p text:style-name="P47">}</text:p>
      <text:p text:style-name="P47">"let" {</text:p>
      <text:p text:style-name="P47"><text:s text:c="4"/>printf("Key word: <text:s text:c="17"/>%s\n", yytext);</text:p>
      <text:p text:style-name="P47">}</text:p>
      <text:p text:style-name="P47">"vector" {</text:p>
      <text:p text:style-name="P47"><text:s text:c="4"/>printf("Key word: <text:s text:c="17"/>%s\n", yytext);</text:p>
      <text:p text:style-name="P47">}</text:p>
      <text:p text:style-name="P47">"vector-push" {</text:p>
      <text:p text:style-name="P47"><text:s text:c="4"/>printf("Key word: <text:s text:c="17"/>%s\n", yytext);</text:p>
      <text:p text:style-name="P47">}</text:p>
      <text:p text:style-name="P47">"vector-pop" {</text:p>
      <text:p text:style-name="P47"><text:s text:c="4"/>printf("Key word: <text:s text:c="17"/>%s\n", yytext);</text:p>
      <text:p text:style-name="P47"><text:soft-page-break/>}</text:p>
      <text:p text:style-name="P47">"elt" {</text:p>
      <text:p text:style-name="P47"><text:s text:c="4"/>printf("Key word: <text:s text:c="17"/>%s\n", yytext);</text:p>
      <text:p text:style-name="P47">}</text:p>
      <text:p text:style-name="P47">"list" {</text:p>
      <text:p text:style-name="P47"><text:s text:c="4"/>printf("Key word: <text:s text:c="17"/>%s\n", yytext);</text:p>
      <text:p text:style-name="P47">}</text:p>
      <text:p text:style-name="P47">"count" {</text:p>
      <text:p text:style-name="P47"><text:s text:c="4"/>printf("Key word: <text:s text:c="17"/>%s\n", yytext);</text:p>
      <text:p text:style-name="P47">}</text:p>
      <text:p text:style-name="P47">"find" {</text:p>
      <text:p text:style-name="P47"><text:s text:c="4"/>printf("Key word: <text:s text:c="17"/>%s\n", yytext);</text:p>
      <text:p text:style-name="P47">}</text:p>
      <text:p text:style-name="P47">"position" {</text:p>
      <text:p text:style-name="P47"><text:s text:c="4"/>printf("Key word: <text:s text:c="17"/>%s\n", yytext);</text:p>
      <text:p text:style-name="P47">}</text:p>
      <text:p text:style-name="P47">"remove" {</text:p>
      <text:p text:style-name="P47"><text:s text:c="4"/>printf("Key word: <text:s text:c="17"/>%s\n", yytext);</text:p>
      <text:p text:style-name="P47">}</text:p>
      <text:p text:style-name="P47">"substitute" {</text:p>
      <text:p text:style-name="P47"><text:s text:c="4"/>printf("Key word: <text:s text:c="17"/>%s\n", yytext);</text:p>
      <text:p text:style-name="P47">}</text:p>
      <text:p text:style-name="P47">"concatenate" {</text:p>
      <text:p text:style-name="P47"><text:s text:c="4"/>printf("Key word: <text:s text:c="17"/>%s\n", yytext);</text:p>
      <text:p text:style-name="P47">}</text:p>
      <text:p text:style-name="P47">"if" {</text:p>
      <text:p text:style-name="P47"><text:s text:c="4"/>printf("Key word: <text:s text:c="17"/>%s\n", yytext);</text:p>
      <text:p text:style-name="P47">}</text:p>
      <text:p text:style-name="P47">"dotimes" {</text:p>
      <text:p text:style-name="P47"><text:s text:c="4"/>printf("Key word: <text:s text:c="17"/>%s\n", yytext);</text:p>
      <text:p text:style-name="P47">}</text:p>
      <text:p text:style-name="P47">"defun" {</text:p>
      <text:p text:style-name="P47"><text:s text:c="4"/>printf("Key word: <text:s text:c="17"/>%s\n", yytext);</text:p>
      <text:p text:style-name="P47">}</text:p>
      <text:p text:style-name="P47">"slot-value" {</text:p>
      <text:p text:style-name="P47"><text:s text:c="4"/>printf("Key word: <text:s text:c="17"/>%s\n", yytext);</text:p>
      <text:p text:style-name="P47">}</text:p>
      <text:p text:style-name="P47">"open" {</text:p>
      <text:p text:style-name="P47"><text:s text:c="4"/>printf("Key word: <text:s text:c="17"/>%s\n", yytext);</text:p>
      <text:p text:style-name="P47">}</text:p>
      <text:p text:style-name="P47">"close" {</text:p>
      <text:p text:style-name="P47"><text:s text:c="4"/>printf("Key word: <text:s text:c="17"/>%s\n", yytext);</text:p>
      <text:p text:style-name="P47">}</text:p>
      <text:p text:style-name="P47">"with-open-file" {</text:p>
      <text:p text:style-name="P47"><text:s text:c="4"/>printf("Key word: <text:s text:c="17"/>%s\n", yytext);</text:p>
      <text:p text:style-name="P47">}</text:p>
      <text:p text:style-name="P47">"format" {</text:p>
      <text:p text:style-name="P47"><text:s text:c="4"/>printf("Key word: <text:s text:c="17"/>%s\n", yytext);</text:p>
      <text:p text:style-name="P47">}</text:p>
      <text:p text:style-name="P47">"funcall" {</text:p>
      <text:p text:style-name="P47"><text:s text:c="4"/>printf("Key word: <text:s text:c="17"/>%s\n", yytext);</text:p>
      <text:p text:style-name="P47">}</text:p>
      <text:p text:style-name="P47">"defclass" {</text:p>
      <text:p text:style-name="P47"><text:s text:c="4"/>printf("Key word: <text:s text:c="17"/>%s\n", yytext);</text:p>
      <text:p text:style-name="P47">}</text:p>
      <text:p text:style-name="P47">"'" {</text:p>
      <text:p text:style-name="P47"><text:s text:c="4"/>printf("Key word: <text:s text:c="17"/>%s\n", yytext);</text:p>
      <text:p text:style-name="P47">}</text:p>
      <text:p text:style-name="P47">"print" {</text:p>
      <text:p text:style-name="P47"><text:s text:c="4"/>printf("Key word: <text:s text:c="17"/>%s\n", yytext);</text:p>
      <text:p text:style-name="P47">}</text:p>
      <text:p text:style-name="P47">"length" {</text:p>
      <text:p text:style-name="P47"><text:s text:c="4"/>printf("Key word: <text:s text:c="17"/>%s\n", yytext);</text:p>
      <text:p text:style-name="P47">}</text:p>
      <text:p text:style-name="P47">":initform" {</text:p>
      <text:p text:style-name="P47"><text:s text:c="4"/>printf("Key word: <text:s text:c="17"/>%s\n", yytext);</text:p>
      <text:p text:style-name="P47">}</text:p>
      <text:p text:style-name="P47">":reader" {</text:p>
      <text:p text:style-name="P47"><text:s text:c="4"/>printf("Key word: <text:s text:c="17"/>%s\n", yytext);</text:p>
      <text:p text:style-name="P47">}</text:p>
      <text:p text:style-name="P47">":writer" {</text:p>
      <text:p text:style-name="P47"><text:s text:c="4"/>printf("Key word: <text:s text:c="17"/>%s\n", yytext);</text:p>
      <text:p text:style-name="P47">}</text:p>
      <text:p text:style-name="P47">":accessor" {</text:p>
      <text:p text:style-name="P47"><text:s text:c="4"/>printf("Key word: <text:s text:c="17"/>%s\n", yytext);</text:p>
      <text:p text:style-name="P47">}</text:p>
      <text:p text:style-name="P47">":initarg" {</text:p>
      <text:p text:style-name="P47"><text:s text:c="4"/>printf("Key word: <text:s text:c="17"/>%s\n", yytext);</text:p>
      <text:p text:style-name="P47">}</text:p>
      <text:p text:style-name="P47">":allocation" {</text:p>
      <text:p text:style-name="P47"><text:s text:c="4"/>printf("Key word: <text:s text:c="17"/>%s\n", yytext);</text:p>
      <text:p text:style-name="P47">}</text:p>
      <text:p text:style-name="P47">":type" {</text:p>
      <text:p text:style-name="P47"><text:s text:c="4"/>printf("Key word: <text:s text:c="17"/>%s\n", yytext);</text:p>
      <text:p text:style-name="P47">}</text:p>
      <text:p text:style-name="P47">":documentation" {</text:p>
      <text:p text:style-name="P47"><text:s text:c="4"/>printf("Key word: <text:s text:c="17"/>%s\n", yytext);</text:p>
      <text:p text:style-name="P47">}</text:p>
      <text:p text:style-name="P47">":"{SYMBOLID}+ {</text:p>
      <text:p text:style-name="P47"><text:s text:c="4"/>printf("Key word: <text:s text:c="17"/>%s\n", yytext);</text:p>
      <text:p text:style-name="P47">}</text:p>
      <text:p text:style-name="P47">{SYMBOLID}+ {</text:p>
      <text:p text:style-name="P47"><text:s text:c="4"/>printf("Symbol: <text:s text:c="19"/>%s\n", yytext);</text:p>
      <text:p text:style-name="P47">}</text:p>
      <text:p text:style-name="P47">. {</text:p>
      <text:p text:style-name="P47"><text:s text:c="4"/>printf("UNEXPECTED CHARACTER: <text:s text:c="5"/>%s\n", yytext);</text:p>
      <text:p text:style-name="P47">}</text:p>
      <text:p text:style-name="P47">&lt;COMMENT_ML&gt;"|#" {</text:p>
      <text:p text:style-name="P47"><text:s text:c="4"/>// Multiline comment ending.</text:p>
      <text:p text:style-name="P47"><text:s text:c="4"/>buffer_output("Comment: <text:s text:c="18"/>", buffer, buffer_length);</text:p>
      <text:p text:style-name="P47"><text:s text:c="4"/>buffer_length = 0;</text:p>
      <text:p text:style-name="P47"><text:s text:c="4"/>BEGIN(INITIAL);</text:p>
      <text:p text:style-name="P47">}</text:p>
      <text:p text:style-name="P47">&lt;COMMENT_ML&gt;.|\n {</text:p>
      <text:p text:style-name="P47"><text:s text:c="4"/>// Multiline comment body: any character.</text:p>
      <text:p text:style-name="P47"><text:s text:c="4"/>buffer[buffer_length++] = yytext[0];</text:p>
      <text:p text:style-name="P47">}</text:p>
      <text:p text:style-name="P47">&lt;COMMENT_ML&gt;&lt;&lt;EOF&gt;&gt; {</text:p>
      <text:p text:style-name="P47"><text:s text:c="4"/>puts("ERROR: UNCLOSED COMMENT");</text:p>
      <text:p text:style-name="P47"><text:s text:c="4"/>yyterminate();</text:p>
      <text:p text:style-name="P47">}</text:p>
      <text:p text:style-name="P47">&lt;STRING&gt;[^"\""] {</text:p>
      <text:p text:style-name="P47"><text:s text:c="4"/>// String constant body: non-quote character.</text:p>
      <text:p text:style-name="P47"><text:s text:c="4"/>buffer[buffer_length++] = yytext[0];</text:p>
      <text:p text:style-name="P47">}</text:p>
      <text:p text:style-name="P47">&lt;STRING&gt;"\\\"" {</text:p>
      <text:p text:style-name="P47"><text:s text:c="4"/>// String constant body: escaped quote character.</text:p>
      <text:p text:style-name="P47"><text:s text:c="4"/>buffer[buffer_length++] = '"';</text:p>
      <text:p text:style-name="P47">}</text:p>
      <text:p text:style-name="P47">&lt;STRING&gt;"\\\\" {</text:p>
      <text:p text:style-name="P47"><text:s text:c="4"/>// String constant body: escaped slash character.</text:p>
      <text:p text:style-name="P47"><text:soft-page-break/><text:s text:c="4"/>buffer[buffer_length++] = '\\';</text:p>
      <text:p text:style-name="P47">}</text:p>
      <text:p text:style-name="P47">&lt;STRING&gt;"\"" {</text:p>
      <text:p text:style-name="P47"><text:s text:c="4"/>// String constant ending.</text:p>
      <text:p text:style-name="P47"><text:s text:c="4"/>buffer_output("String constant: <text:s text:c="10"/>", buffer, buffer_length);</text:p>
      <text:p text:style-name="P47"><text:s text:c="4"/>buffer_length = 0;</text:p>
      <text:p text:style-name="P47"><text:s text:c="4"/>BEGIN(INITIAL);</text:p>
      <text:p text:style-name="P47">}</text:p>
      <text:p text:style-name="P47">&lt;STRING&gt;&lt;&lt;EOF&gt;&gt; {</text:p>
      <text:p text:style-name="P47"><text:s text:c="4"/>puts("ERROR: UNCLOSED STRING CONSTANT");</text:p>
      <text:p text:style-name="P47"><text:s text:c="4"/>yyterminate();</text:p>
      <text:p text:style-name="P47">}</text:p>
      <text:p text:style-name="P47"/>
      <text:p text:style-name="P47">%%</text:p>
      <text:p text:style-name="P47"/>
      <text:p text:style-name="P47">int main(int argc, char * argv[])</text:p>
      <text:p text:style-name="P47">{</text:p>
      <text:p text:style-name="P47"><text:s text:c="4"/>yyin = fopen("text.txt", "r");</text:p>
      <text:p text:style-name="P47"><text:s text:c="4"/>if (yyin == 0)</text:p>
      <text:p text:style-name="P47"><text:s text:c="8"/>printf("error opening text.txt\n");</text:p>
      <text:p text:style-name="P47"><text:s text:c="4"/>else</text:p>
      <text:p text:style-name="P47"><text:s text:c="4"/>{</text:p>
      <text:p text:style-name="P47"><text:s text:c="8"/>yylex();</text:p>
      <text:p text:style-name="P47"><text:s text:c="8"/>fclose(yyin);</text:p>
      <text:p text:style-name="P47"><text:s text:c="4"/>}</text:p>
      <text:p text:style-name="P47"><text:s text:c="4"/>return 0;</text:p>
      <text:p text:style-name="P47">}</text:p>
      <text:p text:style-name="P41"/>
      <text:p text:style-name="P42">Тестовый файл, содержащий перечисленные лексемы и кусок кода на Common Lisp</text:p>
      <text:p text:style-name="P42"/>
      <text:p text:style-name="P45">#|multiline comment</text:p>
      <text:p text:style-name="P45">here#| |# "do cats \\eat quotes\"?" ;comment</text:p>
      <text:p text:style-name="P45">"multi-</text:p>
      <text:p text:style-name="P45"><text:s text:c="2"/>line string</text:p>
      <text:p text:style-name="P45">\"\\ constant"</text:p>
      <text:p text:style-name="P45">( ) + - * / &gt;= &gt; &lt; &lt;= = aNd or not t NiL</text:p>
      <text:p text:style-name="P45">#b101 #B010 #O77 #o11 #xFF #XFFFF #\f #\NEWLINE</text:p>
      <text:p text:style-name="P45">loop for in do from to repeat while until progn</text:p>
      <text:p text:style-name="P45">defparameter setf let vector vector-push vector-pop elt list</text:p>
      <text:p text:style-name="P45">count find position remove substitute concatenate if dotimes</text:p>
      <text:p text:style-name="P45">defun slot-value open close with-open-file format funcall</text:p>
      <text:p text:style-name="P45">defclass ' print length :initform :reader :writer :accessor :initarg :allocation :type :documentation :initformaaaa</text:p>
      <text:p text:style-name="P45">this_is_a_var</text:p>
      <text:p text:style-name="P45">"#||#"</text:p>
      <text:p text:style-name="P45">#|"|#</text:p>
      <text:p text:style-name="P45">(defun BubbleSort (v)</text:p>
      <text:p text:style-name="P45"><text:s text:c="8"/>;Sort elements of sequence</text:p>
      <text:p text:style-name="P45"><text:s text:c="8"/>(dotimes (i (length v))</text:p>
      <text:p text:style-name="P45"><text:s text:c="16"/>(dotimes (j (length v))</text:p>
      <text:p text:style-name="P45"><text:s text:c="24"/>(if (&gt; (elt v i) (elt v j))</text:p>
      <text:p text:style-name="P45"><text:s text:c="32"/>(progn (setf temp (elt v j))</text:p>
      <text:p text:style-name="P45"><text:s text:c="39"/>(setf(elt v j) (elt v i))</text:p>
      <text:p text:style-name="P45"><text:s text:c="39"/>(setf(elt v i) temp))))))</text:p>
      <text:p text:style-name="P45">(setf *x* (vector 7 15 1))</text:p>
      <text:p text:style-name="P45">(BubbleSort *x*)</text:p>
      <text:p text:style-name="P46">(print *x*)</text:p>
      <text:p text:style-name="P44"/>
      <text:p text:style-name="P43">Результат разбора <text:span text:style-name="T23">тестового</text:span> файла получившимся лексером</text:p>
      <text:p text:style-name="P43"/>
      <text:p text:style-name="P48">Comment: <text:s text:c="18"/>multiline comment </text:p>
      <text:p text:style-name="P48">here#| </text:p>
      <text:p text:style-name="P48">String constant: <text:s text:c="10"/>do cats \eat quotes"? </text:p>
      <text:p text:style-name="P48">Comment: <text:s text:c="18"/>comment </text:p>
      <text:p text:style-name="P48">String constant: <text:s text:c="10"/>multi- </text:p>
      <text:p text:style-name="P48"><text:s text:c="2"/>line string </text:p>
      <text:p text:style-name="P48">"\ constant </text:p>
      <text:p text:style-name="P48">Opening paren: <text:s text:c="12"/>( </text:p>
      <text:p text:style-name="P48">Closing paren: <text:s text:c="12"/>) </text:p>
      <text:p text:style-name="P48">Operator add: <text:s text:c="13"/>+ </text:p>
      <text:p text:style-name="P48">Operator sub: <text:s text:c="13"/>- </text:p>
      <text:p text:style-name="P48">Operator mult: <text:s text:c="12"/>* </text:p>
      <text:p text:style-name="P48">Operator div: <text:s text:c="13"/>/ </text:p>
      <text:p text:style-name="P48">Operator greater or equal: &gt;= </text:p>
      <text:p text:style-name="P48">Operator greater: <text:s text:c="9"/>&gt; </text:p>
      <text:p text:style-name="P48">Operator less: <text:s text:c="12"/>&lt; </text:p>
      <text:p text:style-name="P48">Operator less or equal: <text:s text:c="3"/>&lt;= </text:p>
      <text:p text:style-name="P48">Operator equal: <text:s text:c="11"/>= </text:p>
      <text:p text:style-name="P48">Operator and: <text:s text:c="13"/>aNd </text:p>
      <text:p text:style-name="P48">Operator or: <text:s text:c="14"/>or </text:p>
      <text:p text:style-name="P48">Operator not: <text:s text:c="13"/>not </text:p>
      <text:p text:style-name="P48">Boolean constant - true: <text:s text:c="2"/>t </text:p>
      <text:p text:style-name="P48">Boolean constant - false: <text:s/>NiL </text:p>
      <text:p text:style-name="P48">Numeric constant - bin: <text:s text:c="3"/>5 </text:p>
      <text:p text:style-name="P48">Numeric constant - bin: <text:s text:c="3"/>2 </text:p>
      <text:p text:style-name="P48"><text:soft-page-break/>Numeric constant - oct: <text:s text:c="3"/>63 </text:p>
      <text:p text:style-name="P48">Numeric constant - oct: <text:s text:c="3"/>9 </text:p>
      <text:p text:style-name="P48">Numeric constant - hex: <text:s text:c="3"/>255 </text:p>
      <text:p text:style-name="P48">Numeric constant - hex: <text:s text:c="3"/>65535 </text:p>
      <text:p text:style-name="P48">Character constant: <text:s text:c="7"/>f </text:p>
      <text:p text:style-name="P48">Character constant: <text:s text:c="7"/>NEWLINE </text:p>
      <text:p text:style-name="P48">Key word: <text:s text:c="17"/>loop </text:p>
      <text:p text:style-name="P48">Key word: <text:s text:c="17"/>for </text:p>
      <text:p text:style-name="P48">Key word: <text:s text:c="17"/>in </text:p>
      <text:p text:style-name="P48">Key word: <text:s text:c="17"/>do </text:p>
      <text:p text:style-name="P48">Key word: <text:s text:c="17"/>from </text:p>
      <text:p text:style-name="P48">Key word: <text:s text:c="17"/>to </text:p>
      <text:p text:style-name="P48">Key word: <text:s text:c="17"/>repeat </text:p>
      <text:p text:style-name="P48">Key word: <text:s text:c="17"/>while </text:p>
      <text:p text:style-name="P48">Key word: <text:s text:c="17"/>until </text:p>
      <text:p text:style-name="P48">Key word: <text:s text:c="17"/>progn </text:p>
      <text:p text:style-name="P48">Key word: <text:s text:c="17"/>defparameter </text:p>
      <text:p text:style-name="P48">Key word: <text:s text:c="17"/>setf </text:p>
      <text:p text:style-name="P48">Key word: <text:s text:c="17"/>let </text:p>
      <text:p text:style-name="P48">Key word: <text:s text:c="17"/>vector </text:p>
      <text:p text:style-name="P48">Key word: <text:s text:c="17"/>vector-push </text:p>
      <text:p text:style-name="P48">Key word: <text:s text:c="17"/>vector-pop </text:p>
      <text:p text:style-name="P48">Key word: <text:s text:c="17"/>elt </text:p>
      <text:p text:style-name="P48">Key word: <text:s text:c="17"/>list </text:p>
      <text:p text:style-name="P48">Key word: <text:s text:c="17"/>count </text:p>
      <text:p text:style-name="P48">Key word: <text:s text:c="17"/>find </text:p>
      <text:p text:style-name="P48">Key word: <text:s text:c="17"/>position </text:p>
      <text:p text:style-name="P48">Key word: <text:s text:c="17"/>remove </text:p>
      <text:p text:style-name="P48">Key word: <text:s text:c="17"/>substitute </text:p>
      <text:p text:style-name="P48">Key word: <text:s text:c="17"/>concatenate </text:p>
      <text:p text:style-name="P48">Key word: <text:s text:c="17"/>if </text:p>
      <text:p text:style-name="P48">Key word: <text:s text:c="17"/>dotimes </text:p>
      <text:p text:style-name="P48">Key word: <text:s text:c="17"/>defun </text:p>
      <text:p text:style-name="P48">Key word: <text:s text:c="17"/>slot-value </text:p>
      <text:p text:style-name="P48">Key word: <text:s text:c="17"/>open </text:p>
      <text:p text:style-name="P48">Key word: <text:s text:c="17"/>close </text:p>
      <text:p text:style-name="P48">Key word: <text:s text:c="17"/>with-open-file </text:p>
      <text:p text:style-name="P48">Key word: <text:s text:c="17"/>format </text:p>
      <text:p text:style-name="P48">Key word: <text:s text:c="17"/>funcall </text:p>
      <text:p text:style-name="P48">Key word: <text:s text:c="17"/>defclass </text:p>
      <text:p text:style-name="P48">Key word: <text:s text:c="17"/>' </text:p>
      <text:p text:style-name="P48">Key word: <text:s text:c="17"/>print </text:p>
      <text:p text:style-name="P48">Key word: <text:s text:c="17"/>length </text:p>
      <text:p text:style-name="P48">Key word: <text:s text:c="17"/>:initform </text:p>
      <text:p text:style-name="P48">Key word: <text:s text:c="17"/>:reader </text:p>
      <text:p text:style-name="P48">Key word: <text:s text:c="17"/>:writer </text:p>
      <text:p text:style-name="P48">Key word: <text:s text:c="17"/>:accessor </text:p>
      <text:p text:style-name="P48">Key word: <text:s text:c="17"/>:initarg </text:p>
      <text:p text:style-name="P48">Key word: <text:s text:c="17"/>:allocation </text:p>
      <text:p text:style-name="P48">Key word: <text:s text:c="17"/>:type </text:p>
      <text:p text:style-name="P48">Key word: <text:s text:c="17"/>:documentation </text:p>
      <text:p text:style-name="P48">Key word: <text:s text:c="17"/>:initformaaaa </text:p>
      <text:p text:style-name="P48">Symbol: <text:s text:c="19"/>this_is_a_var </text:p>
      <text:p text:style-name="P48">String constant: <text:s text:c="10"/>#||# </text:p>
      <text:p text:style-name="P48">Comment: <text:s text:c="18"/>" </text:p>
      <text:p text:style-name="P48">Opening paren: <text:s text:c="12"/>( </text:p>
      <text:p text:style-name="P48">Key word: <text:s text:c="17"/>defun </text:p>
      <text:p text:style-name="P48">Symbol: <text:s text:c="19"/>BubbleSort </text:p>
      <text:p text:style-name="P48">Opening paren: <text:s text:c="12"/>( </text:p>
      <text:p text:style-name="P48">Symbol: <text:s text:c="19"/>v </text:p>
      <text:p text:style-name="P48">Closing paren: <text:s text:c="12"/>) </text:p>
      <text:p text:style-name="P48">Comment: <text:s text:c="18"/>Sort elements of sequence </text:p>
      <text:p text:style-name="P48">Opening paren: <text:s text:c="12"/>( </text:p>
      <text:p text:style-name="P48">Key word: <text:s text:c="17"/>dotimes </text:p>
      <text:p text:style-name="P48">Opening paren: <text:s text:c="12"/>( </text:p>
      <text:p text:style-name="P48">Symbol: <text:s text:c="19"/>i </text:p>
      <text:p text:style-name="P48">Opening paren: <text:s text:c="12"/>( </text:p>
      <text:p text:style-name="P48">Key word: <text:s text:c="17"/>length </text:p>
      <text:p text:style-name="P48">Symbol: <text:s text:c="19"/>v </text:p>
      <text:p text:style-name="P48">Closing paren: <text:s text:c="12"/>) </text:p>
      <text:p text:style-name="P48">Closing paren: <text:s text:c="12"/>) </text:p>
      <text:p text:style-name="P48">Opening paren: <text:s text:c="12"/>( </text:p>
      <text:p text:style-name="P48">Key word: <text:s text:c="17"/>dotimes </text:p>
      <text:p text:style-name="P48">Opening paren: <text:s text:c="12"/>( </text:p>
      <text:p text:style-name="P48">Symbol: <text:s text:c="19"/>j </text:p>
      <text:p text:style-name="P48">Opening paren: <text:s text:c="12"/>( </text:p>
      <text:p text:style-name="P48">Key word: <text:s text:c="17"/>length </text:p>
      <text:p text:style-name="P48">Symbol: <text:s text:c="19"/>v </text:p>
      <text:p text:style-name="P48">Closing paren: <text:s text:c="12"/>) </text:p>
      <text:p text:style-name="P48">Closing paren: <text:s text:c="12"/>) </text:p>
      <text:p text:style-name="P48">Opening paren: <text:s text:c="12"/>( </text:p>
      <text:p text:style-name="P48">Key word: <text:s text:c="17"/>if </text:p>
      <text:p text:style-name="P48">Opening paren: <text:s text:c="12"/>( </text:p>
      <text:p text:style-name="P48">Operator greater: <text:s text:c="9"/>&gt; </text:p>
      <text:p text:style-name="P48">Opening paren: <text:s text:c="12"/>( </text:p>
      <text:p text:style-name="P48">Key word: <text:s text:c="17"/>elt </text:p>
      <text:p text:style-name="P48">Symbol: <text:s text:c="19"/>v </text:p>
      <text:p text:style-name="P48">Symbol: <text:s text:c="19"/>i </text:p>
      <text:p text:style-name="P48">Closing paren: <text:s text:c="12"/>) </text:p>
      <text:p text:style-name="P48">Opening paren: <text:s text:c="12"/>( </text:p>
      <text:p text:style-name="P48">Key word: <text:s text:c="17"/>elt </text:p>
      <text:p text:style-name="P48"><text:soft-page-break/>Symbol: <text:s text:c="19"/>v </text:p>
      <text:p text:style-name="P48">Symbol: <text:s text:c="19"/>j </text:p>
      <text:p text:style-name="P48">Closing paren: <text:s text:c="12"/>) </text:p>
      <text:p text:style-name="P48">Closing paren: <text:s text:c="12"/>) </text:p>
      <text:p text:style-name="P48">Opening paren: <text:s text:c="12"/>( </text:p>
      <text:p text:style-name="P48">Key word: <text:s text:c="17"/>progn </text:p>
      <text:p text:style-name="P48">Opening paren: <text:s text:c="12"/>( </text:p>
      <text:p text:style-name="P48">Key word: <text:s text:c="17"/>setf </text:p>
      <text:p text:style-name="P48">Symbol: <text:s text:c="19"/>temp </text:p>
      <text:p text:style-name="P48">Opening paren: <text:s text:c="12"/>( </text:p>
      <text:p text:style-name="P48">Key word: <text:s text:c="17"/>elt </text:p>
      <text:p text:style-name="P48">Symbol: <text:s text:c="19"/>v </text:p>
      <text:p text:style-name="P48">Symbol: <text:s text:c="19"/>j </text:p>
      <text:p text:style-name="P48">Closing paren: <text:s text:c="12"/>) </text:p>
      <text:p text:style-name="P48">Closing paren: <text:s text:c="12"/>) </text:p>
      <text:p text:style-name="P48">Opening paren: <text:s text:c="12"/>( </text:p>
      <text:p text:style-name="P48">Key word: <text:s text:c="17"/>setf </text:p>
      <text:p text:style-name="P48">Opening paren: <text:s text:c="12"/>( </text:p>
      <text:p text:style-name="P48">Key word: <text:s text:c="17"/>elt </text:p>
      <text:p text:style-name="P48">Symbol: <text:s text:c="19"/>v </text:p>
      <text:p text:style-name="P48">Symbol: <text:s text:c="19"/>j </text:p>
      <text:p text:style-name="P48">Closing paren: <text:s text:c="12"/>) </text:p>
      <text:p text:style-name="P48">Opening paren: <text:s text:c="12"/>( </text:p>
      <text:p text:style-name="P48">Key word: <text:s text:c="17"/>elt </text:p>
      <text:p text:style-name="P48">Symbol: <text:s text:c="19"/>v </text:p>
      <text:p text:style-name="P48">Symbol: <text:s text:c="19"/>i </text:p>
      <text:p text:style-name="P48">Closing paren: <text:s text:c="12"/>) </text:p>
      <text:p text:style-name="P48">Closing paren: <text:s text:c="12"/>) </text:p>
      <text:p text:style-name="P48">Opening paren: <text:s text:c="12"/>( </text:p>
      <text:p text:style-name="P48">Key word: <text:s text:c="17"/>setf </text:p>
      <text:p text:style-name="P48">Opening paren: <text:s text:c="12"/>( </text:p>
      <text:p text:style-name="P48">Key word: <text:s text:c="17"/>elt </text:p>
      <text:p text:style-name="P48">Symbol: <text:s text:c="19"/>v </text:p>
      <text:p text:style-name="P48">Symbol: <text:s text:c="19"/>i </text:p>
      <text:p text:style-name="P48">Closing paren: <text:s text:c="12"/>) </text:p>
      <text:p text:style-name="P48">Symbol: <text:s text:c="19"/>temp </text:p>
      <text:p text:style-name="P48">Closing paren: <text:s text:c="12"/>) </text:p>
      <text:p text:style-name="P48">Closing paren: <text:s text:c="12"/>) </text:p>
      <text:p text:style-name="P48">Closing paren: <text:s text:c="12"/>) </text:p>
      <text:p text:style-name="P48">Closing paren: <text:s text:c="12"/>) </text:p>
      <text:p text:style-name="P48">Closing paren: <text:s text:c="12"/>) </text:p>
      <text:p text:style-name="P48">Closing paren: <text:s text:c="12"/>) </text:p>
      <text:p text:style-name="P48">Opening paren: <text:s text:c="12"/>( </text:p>
      <text:p text:style-name="P48">Key word: <text:s text:c="17"/>setf </text:p>
      <text:p text:style-name="P48">Symbol: <text:s text:c="19"/>*x* </text:p>
      <text:p text:style-name="P48">Opening paren: <text:s text:c="12"/>( </text:p>
      <text:p text:style-name="P48">Key word: <text:s text:c="17"/>vector </text:p>
      <text:p text:style-name="P48">Numeric constant - dec: <text:s text:c="3"/>7 </text:p>
      <text:p text:style-name="P48">Numeric constant - dec: <text:s text:c="3"/>15 </text:p>
      <text:p text:style-name="P48">Numeric constant - dec: <text:s text:c="3"/>1 </text:p>
      <text:p text:style-name="P48">Closing paren: <text:s text:c="12"/>) </text:p>
      <text:p text:style-name="P48">Closing paren: <text:s text:c="12"/>) </text:p>
      <text:p text:style-name="P48">Opening paren: <text:s text:c="12"/>( </text:p>
      <text:p text:style-name="P48">Symbol: <text:s text:c="19"/>BubbleSort </text:p>
      <text:p text:style-name="P48">Symbol: <text:s text:c="19"/>*x* </text:p>
      <text:p text:style-name="P48">Closing paren: <text:s text:c="12"/>) </text:p>
      <text:p text:style-name="P48">Opening paren: <text:s text:c="12"/>( </text:p>
      <text:p text:style-name="P48">Key word: <text:s text:c="17"/>print </text:p>
      <text:p text:style-name="P48">Symbol: <text:s text:c="19"/>*x* </text:p>
      <text:p text:style-name="P48">Closing paren: <text:s text:c="12"/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Mono" svg:font-family="FreeMono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6T18:07:48</meta:creation-date>
    <dc:date>2012-09-28T12:03:20</dc:date>
    <meta:editing-duration>PT53M16S</meta:editing-duration>
    <meta:editing-cycles>75</meta:editing-cycles>
    <meta:generator>LibreOffice/3.6$Linux_X86_64 LibreOffice_project/360m1$Build-2</meta:generator>
    <meta:document-statistic meta:table-count="2" meta:image-count="0" meta:object-count="0" meta:page-count="8" meta:paragraph-count="710" meta:word-count="2014" meta:character-count="17460" meta:non-whitespace-character-count="11302"/>
  </office:meta>
</office:document-meta>
</file>